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3E8706CC5DDCA0CC640.png" manifest:media-type="image/png"/>
  <manifest:file-entry manifest:full-path="Pictures/10000201000001F4000001F4DFC37019AE2977D7.png" manifest:media-type="image/png"/>
  <manifest:file-entry manifest:full-path="Pictures/10000201000001E0000001F7730D839368FD7900.png" manifest:media-type="image/png"/>
  <manifest:file-entry manifest:full-path="Pictures/10000201000003E8000003E8F3E5F5663EB23BF8.png" manifest:media-type="image/png"/>
  <manifest:file-entry manifest:full-path="Pictures/100002010000025D000001AEDF0523C410EA379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98cm, -2.196cm, 2.097cm, 0.089cm)" draw:image-opacity="100%" style:mirror="horizontal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321cm, 0.278cm, 0.694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92cm, -0.145cm, 0cm, 2.313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92cm, 1.989cm, 0.477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19cm, 0.627cm, 2.312cm, 1.254cm)" draw:image-opacity="100%" style:mirror="horizontal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133cm" svg:height="9.282cm" draw:transform="skewX (-0.000349065850398859) rotate (-1.46415670949804) translate (27.771cm -2.286cm)">
          <draw:image xlink:href="Pictures/10000201000003E8000003E8F3E5F5663EB23BF8.png" xlink:type="simple" xlink:show="embed" xlink:actuate="onLoad">
            <text:p/>
          </draw:image>
        </draw:frame>
        <draw:frame draw:style-name="gr2" draw:text-style-name="P1" draw:layer="layout" svg:width="9.841cm" svg:height="6.439cm" draw:transform="skewX (-0.000174532925199432) rotate (0.00977384381116825) translate (19.814cm 7.716cm)">
          <draw:image xlink:href="Pictures/100002010000025D000001AEDF0523C410EA3794.png" xlink:type="simple" xlink:show="embed" xlink:actuate="onLoad">
            <text:p/>
          </draw:image>
        </draw:frame>
        <draw:frame draw:style-name="gr3" draw:text-style-name="P1" draw:layer="layout" svg:width="10.498cm" svg:height="12.17cm" draw:transform="skewX (-2.91531792731892E-017) rotate (0.26476644752754) translate (-2.669cm 3.634cm)">
          <draw:image xlink:href="Pictures/10000201000001E0000001F7730D839368FD7900.png" xlink:type="simple" xlink:show="embed" xlink:actuate="onLoad">
            <text:p/>
          </draw:image>
        </draw:frame>
        <draw:frame draw:style-name="gr4" draw:text-style-name="P1" draw:layer="layout" svg:width="2.871cm" svg:height="2.747cm" draw:transform="rotate (1.43134451956055) translate (18.979cm 12.495cm)">
          <draw:image xlink:href="Pictures/10000201000001F4000001F4DFC37019AE2977D7.png" xlink:type="simple" xlink:show="embed" xlink:actuate="onLoad">
            <text:p/>
          </draw:image>
        </draw:frame>
        <draw:frame draw:style-name="gr5" draw:text-style-name="P1" draw:layer="layout" svg:width="3.121cm" svg:height="2.161cm" draw:transform="rotate (-1.15174277339106) translate (18.413cm 10.031cm)">
          <draw:image xlink:href="Pictures/10000201000001F4000001F4DFC37019AE2977D7.png" xlink:type="simple" xlink:show="embed" xlink:actuate="onLoad">
            <text:p/>
          </draw:image>
        </draw:frame>
        <draw:frame draw:style-name="gr6" draw:text-style-name="P1" draw:layer="layout" svg:width="4.084cm" svg:height="2.449cm" draw:transform="skewX (0.000872664625997217) rotate (-2.67000468970093) translate (25.323cm 12.623cm)">
          <draw:image xlink:href="Pictures/10000201000001F4000001F4DFC37019AE2977D7.png" xlink:type="simple" xlink:show="embed" xlink:actuate="onLoad">
            <text:p/>
          </draw:image>
        </draw:frame>
        <draw:frame draw:style-name="gr2" draw:text-style-name="P1" draw:layer="layout" svg:width="6.531cm" svg:height="6.531cm" draw:transform="skewX (-0.000174532925199416) rotate (-2.04220975775857) translate (25.224cm 7.135cm)">
          <draw:image xlink:href="Pictures/10000201000003E8000003E8706CC5DDCA0CC640.png" xlink:type="simple" xlink:show="embed" xlink:actuate="onLoad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2T16:12:08.930067317</meta:creation-date>
    <dc:date>2018-07-22T21:09:16.053096124</dc:date>
    <meta:editing-duration>PT49M26S</meta:editing-duration>
    <meta:editing-cycles>5</meta:editing-cycles>
    <meta:generator>LibreOffice/6.0.3.2$Linux_X86_64 LibreOffice_project/00m0$Build-2</meta:generator>
    <meta:document-statistic meta:object-count="30"/>
  </office:meta>
</office:document-meta>
</file>